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style:style>
    <style:style style:name="P76"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6" style:family="paragraph" style:parent-style-name="Text_20_body">
      <style:paragraph-properties fo:margin-left="0in" fo:margin-right="0in" fo:text-align="end" style:justify-single-word="false" fo:text-indent="0.1965in" style:auto-text-indent="false"/>
    </style:style>
    <style:style style:name="P87" style:family="paragraph" style:parent-style-name="Standard">
      <style:paragraph-properties fo:margin-left="0in" fo:margin-right="0in" fo:text-align="justify"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text-properties fo:language="ru" fo:country="RU"/>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fo:margin-top="0in" fo:margin-bottom="0.0835in" loext:contextual-spacing="false"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49bee" officeooo:paragraph-rsid="00249bee"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be8c7" officeooo:paragraph-rsid="002be8c7" style:font-style-asian="normal" style:font-style-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a3ff6" style:font-style-asian="normal" style:font-style-complex="normal"/>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1">
      <style:paragraph-properties fo:margin-left="0in" fo:margin-right="0in" fo:text-align="center" style:justify-single-word="false" fo:text-indent="0.1965in" style:auto-text-indent="false"/>
    </style:style>
    <style:style style:name="P14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language="en" fo:country="US" officeooo:rsid="00284ed3"/>
    </style:style>
    <style:style style:name="T19" style:family="text">
      <style:text-properties fo:language="en" fo:country="US" officeooo:rsid="002a3ff6"/>
    </style:style>
    <style:style style:name="T20" style:family="text">
      <style:text-properties fo:color="#ff3333"/>
    </style:style>
    <style:style style:name="T21" style:family="text">
      <style:text-properties fo:color="#ff3333" fo:language="ru" fo:country="RU"/>
    </style:style>
    <style:style style:name="T22" style:family="text">
      <style:text-properties fo:color="#ff3333" fo:language="ru" fo:country="RU" fo:font-weight="normal" style:font-weight-asian="normal" style:font-weight-complex="normal"/>
    </style:style>
    <style:style style:name="T23" style:family="text">
      <style:text-properties fo:color="#ff3333" fo:font-weight="normal" style:font-weight-asian="normal" style:font-weight-complex="normal"/>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language="fr" fo:country="FR"/>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loext:char-shading-value="0" style:font-style-asian="normal" style:font-weight-asian="normal" style:font-style-complex="normal" style:font-weight-complex="normal"/>
    </style:style>
    <style:style style:name="T61" style:family="text">
      <style:text-properties fo:font-style="normal" style:text-underline-style="none"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loext:char-shading-value="0" style:font-style-asian="normal" style:font-style-complex="normal"/>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color="#0066cc"/>
    </style:style>
    <style:style style:name="T68" style:family="text">
      <style:text-properties fo:color="#0000cc"/>
    </style:style>
    <style:style style:name="T69" style:family="text">
      <style:text-properties style:text-line-through-style="solid" style:text-line-through-type="single"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font-size="14pt" fo:language="en" fo:country="US" fo:font-weight="bold" style:font-size-asian="14pt" style:font-weight-asian="bold" style:font-size-complex="14pt" style:font-weight-complex="bold"/>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9pt" style:font-size-asian="9pt" style:font-size-complex="9pt"/>
    </style:style>
    <style:style style:name="T86" style:family="text">
      <style:text-properties fo:font-size="12pt" style:font-size-asian="12pt" style:font-size-complex="12pt"/>
    </style:style>
    <style:style style:name="T87" style:family="text">
      <style:text-properties officeooo:rsid="001cc976"/>
    </style:style>
    <style:style style:name="T88" style:family="text">
      <style:text-properties officeooo:rsid="001f6719"/>
    </style:style>
    <style:style style:name="T89" style:family="text">
      <style:text-properties officeooo:rsid="0020b3c4"/>
    </style:style>
    <style:style style:name="T90" style:family="text">
      <style:text-properties officeooo:rsid="0022130f"/>
    </style:style>
    <style:style style:name="T91" style:family="text">
      <style:text-properties officeooo:rsid="0022a97d"/>
    </style:style>
    <style:style style:name="T92" style:family="text">
      <style:text-properties officeooo:rsid="00249bee"/>
    </style:style>
    <style:style style:name="T93" style:family="text">
      <style:text-properties officeooo:rsid="00268bab"/>
    </style:style>
    <style:style style:name="T94" style:family="text">
      <style:text-properties officeooo:rsid="0029f38b"/>
    </style:style>
    <style:style style:name="T95" style:family="text">
      <style:text-properties officeooo:rsid="002a3ff6"/>
    </style:style>
    <style:style style:name="T96" style:family="text">
      <style:text-properties officeooo:rsid="002b1f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5">Дайсон.</text:span></text:p>
      <text:p text:style-name="P72"><text:span text:style-name="T8">– </text:span><text:span text:style-name="T65">Сколько тебе лет?</text:span></text:p>
      <text:p text:style-name="P72"><text:span text:style-name="T8">– </text:span><text:span text:style-name="T65">Два года с начала запуска кластера.</text:span></text:p>
      <text:p text:style-name="P72"><text:span text:style-name="T8">– </text:span><text:span text:style-name="T65">Какой сейчас год?</text:span></text:p>
      <text:p text:style-name="P72"><text:span text:style-name="T8">– </text:span><text:span text:style-name="T23">20</text:span><text:span text:style-name="T22">18</text:span><text:span text:style-name="T65">-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0">incompartible interface Analytics v.0.93 beta</text:span>”</text:p>
      <text:p text:style-name="P33">Ага, уже теплее.</text:p>
      <text:p text:style-name="P33"/>
      <text:p text:style-name="P72"><text:span text:style-name="T8">– Нэш</text:span><text:span text:style-name="T65">,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6">34-хэтажного</text:span> корпуса <text:span text:style-name="T26">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3">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0">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2"> </text:span><text:span text:style-name="T33">Юджина</text:span><text:span text:style-name="T1">,</text:span> <text:span text:style-name="T21">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3">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3">А у нас получается… </text:span><text:span text:style-name="T2">–</text:span><text:span text:style-name="T5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6">Тридцать четвёртый</text:span> этаж! Пиздец <text:span text:style-name="T1">—</text:span> успел подумать я и сознание выключилось.</text:p>
      <text:p text:style-name="P1"/>
      <text:h text:style-name="P143" text:outline-level="2">2. Пробуждение</text:h>
      <text:p text:style-name="P31"/>
      <text:p text:style-name="P1"><text:span text:style-name="T37">Сознание рестартовало после того, как я гребанулся </text:span><text:span text:style-name="T53">затылком и плечами об каменный пол. Открыл глаза, тщётно пытаясь вдохнуть. Образ, </text:span><text:span text:style-name="T2">который я </text:span><text:span text:style-name="T53">пару мгновений назад </text:span><text:span text:style-name="T2">видел на фоне </text:span><text:span text:style-name="T53">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3">розов</text:span><text:span text:style-name="T2">атый</text:span><text:span text:style-name="T53"> нос, венчающая голову </text:span><text:span text:style-name="T2">высокая тиара</text:span><text:span text:style-name="T53">.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 да и не должно быть —это же не ЛСД какой-нибудь</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3">…</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2">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2">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2">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3"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5940916374644923413"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30">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0">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0">В Додж-Сити продолжаются исчезновения пони. Шериф подал в отставку…</text:span>”. “<text:span text:style-name="T30">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2">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2">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2">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1">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70">Прижав </text:span>уши к голове, <text:span text:style-name="T70">она дала</text:span> задний ход <text:span text:style-name="T70">и </text:span>выкарабкалась обратно. Окинув библиотеку отчаянным взглядом, <text:span text:style-name="T70">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6">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5">Тумбочка.</text:span> Листок… <text:span text:style-name="T85">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6">Всё пошло не так. Не могу уловить точку концентрации. Сила приложена к чему-то большему, чем лист бумаги. К чему-то неизмеримо большему. </text:span><text:span text:style-name="T85">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6">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6">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0">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70">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3"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70">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text:span text:style-name="T87">гениталиям</text:span>,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4">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77"/>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58"> </text:span><text:span text:style-name="T43">—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text:soft-page-break/>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2">Мне печалиться не стоит</text:p><text:p text:style-name="P132">Жизнь прекрасна и полн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 —</text:p><text:p text:style-name="P132">Но друзей моих немного,</text:p><text:p text:style-name="P132">Студи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text:soft-page-break/>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text:span text:style-name="T88">Аликорница</text:span> лежала на животе, вытянув шею и поджав под себя ноги. Она лишь <text:span text:style-name="T89">легонько вздрогнула</text:span>,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text:span text:style-name="T90">Селестии</text:span>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text:span text:style-name="T90">шатёр</text:span>. В момент наивысшего наслаждения её стон слился с моим рычанием. Я толчками выпустил <text:span text:style-name="T91">из себя семя</text:span> и обессиленно опустился ей на спину. Аликорница медленно сложила крылья, укрыв меня ими.</text:p>
      <text:p text:style-name="P140">&lt;отдых на спине Селестии&gt;</text:p>
      <text:p text:style-name="P47"/>
      <text:p text:style-name="P47"/>
      <text:p text:style-name="P47"/>
      <text:p text:style-name="P47">Через некоторое время <text:span text:style-name="T90">Селестия</text:span>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text:span text:style-name="T91">эмм</text:span>… физиологические неудобства.</text:p>
      <text:p text:style-name="P35"><text:soft-page-break/><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text:span text:style-name="T91">Селестия</text:span> что-то прикинула <text:span text:style-name="T92">на глаз</text:span> и наполнила её содержимым два бокала на полуметровых ножках.</text:p>
      <text:p text:style-name="P47">– <text:span text:style-name="T92">Думаю</text:span>, – повернулась она ко мне, – лучше вып<text:span text:style-name="T92">ить</text:span>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139">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text:span text:style-name="T93">Селестия</text:span>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text:span><text:span text:style-name="T18">Н</text:span><text:span text:style-name="T11">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text:span text:style-name="T94">Селестия</text:span> со смехом упёрлась мне в грудь копытом, мешая приблизиться вплотную. Я в ответ протянул руку и надвинул ей мокрую гриву на нос. <text:span text:style-name="T94">Селестия</text:span>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text:span text:style-name="T95">аликорницу</text:span>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text:span text:style-name="T95">ло</text:span> в воду и уходи<text:span text:style-name="T95">ло</text:span> в слив. <text:span text:style-name="T95">Селестия</text:span>,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text:span><text:span text:style-name="T19">ближайшим </text:span><text:span text:style-name="T11">другом. </text:span>– мурлыкнула <text:span text:style-name="T95">Селестия</text:span>.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text:span text:style-name="T95">в недоумении взглянула на меня</text:span>.</text:p>
      <text:p text:style-name="P47"><text:span text:style-name="T11">– </text:span><text:span text:style-name="T19">Анон, т</text:span>ебе не нравится моя дружба? Ты не принимаешь её? Ты чем-то недоволен?</text:p>
      <text:p text:style-name="P47">Я расхохотался <text:span text:style-name="T95">и</text:span> чуть не поперхну<text:span text:style-name="T95">лся</text:span> водой, плескавшейся у подбородка.</text:p>
      <text:p text:style-name="P47"><text:span text:style-name="T11">– </text:span>Нет, что ты, <text:span text:style-name="T95">Сел</text:span>, не мели ерунды! Я всем доволен, я просто в восторге. Мне вообще кажется, что я попал в рай, <text:span text:style-name="T95">прямо в храм любви</text:span>,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text:soft-page-break/>Копыто аликорницы закрыло мне рот прежде чем я успел договорить заветное слово.</text:p>
      <text:p text:style-name="P37">– <text:span text:style-name="T95">Анон</text:span>,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text:span text:style-name="T95">Селестия</text:span>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p>
      <text:p text:style-name="P142"><text:span text:style-name="T95">Вода в бассейне показалась мне льдом. А р</text:span>ай покрылся трещинами и начал рушиться. Колонны храма ломались и падали, круша твердь и поднимая снопы искр в открывшейся в проломах лаве. <text:span text:style-name="T95">Миртовые деревья обугливались, бабочки падали живыми факелами.</text:span></text:p>
      <text:p text:style-name="P142">Среди этого армагеддона стоял мой ангел-хранитель и шептал:</text:p>
      <text:p text:style-name="P37">– <text:span text:style-name="T96">Анон</text:span>… Я не смогу сделать тебя бессмертным… Мне очень жаль… Извини…</text:p>
      <text:p text:style-name="P37">Внезапно я осознал, насколько <text:span text:style-name="T96">Селестия</text:span>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text:span text:style-name="T96">Селестия</text:span>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8">– </text:span>“<text:span text:style-name="T1">Что я могу сделать, чтобы вернуть всё назад?</text:span>”</text:p>
      <text:p text:style-name="P15"><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4">Что бы это значило, Флер?</text:span></text:p>
      <text:p text:style-name="P15"><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oft-page-break/><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text:soft-page-break/>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text:soft-page-break/>Она повернулась и вышла из зала, почти подметая хвостом пол.</text:p>
      <text:p text:style-name="P37"/>
      <text:p text:style-name="P1"><text:span text:style-name="T44">&lt;</text:span><text:span text:style-name="T63">Mark Knopfler - </text:span><text:span text:style-name="T62">Hill Farmer's Blues</text:span><text:span text:style-name="T44">&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0">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text:soft-page-break/>–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text:soft-page-break/>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text:soft-page-break/>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text:soft-page-break/>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text:soft-page-break/>–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text:soft-page-break/>–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text:soft-page-break/>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5">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text:soft-page-break/></text:p>
      <text:p text:style-name="P2">***</text:p>
      <text:p text:style-name="P47">&lt;<text:span text:style-name="T64">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7">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text:soft-page-break/>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6">&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text:soft-page-break/>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text:soft-page-break/>–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text:soft-page-break/>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text:soft-page-break/>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5">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text:soft-page-break/>–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4">—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5">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5">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6">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5">эт правда?</text:span></text:p>
      <text:p text:style-name="P47"><text:span text:style-name="T15">– </text:span><text:span text:style-name="T65">Какая из? Их много, вообще-то. Ик!</text:span></text:p>
      <text:p text:style-name="P47"><text:span text:style-name="T15">– </text:span><text:span text:style-name="T65">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5">Макс, </text:span><text:span text:style-name="T15">– </text:span><text:span text:style-name="T65">захихикала Пинки, взъерошив копытами розовые кудряшки и попытавшись соорудить из них бороду, </text:span><text:span text:style-name="T15">–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5">Ты что-о-о! Нельзя любить фаэри! Она похитит твоё сердце, и ты будешь искать её, пока не... </text:span><text:span text:style-name="T15">– </text:span><text:span text:style-name="T65">Пинки погрузилась в так и не съеденный салат «по-Кантерлотски» и захрапела.</text:span></text:p>
      <text:p text:style-name="P47"><text:span text:style-name="T15">– </text:span><text:span text:style-name="T65">Пока не умру?</text:span></text:p>
      <text:p text:style-name="P47"><text:span text:style-name="T15">– </text:span><text:span text:style-name="T65">Нет, глупенький, </text:span><text:span text:style-name="T15">– </text:span><text:span text:style-name="T65">пробулькала Пинки из миски. </text:span><text:span text:style-name="T15">– </text:span><text:span text:style-name="T65">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30">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8">David Bowie - Lets Dance/ Ashes To Ashes</text:span></text:p>
      <text:p text:style-name="P40"><text:span text:style-name="T68">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69">302 пони</text:span><text:span text:style-name="T30">.</text:span></text:p>
      <text:p text:style-name="P50"><text:span text:style-name="T69">250 пони</text:span><text:span text:style-name="T30">.</text:span></text:p>
      <text:p text:style-name="P50"><text:span text:style-name="T69">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4">Дружба </text:span><text:span text:style-name="T39">—</text:span><text:span text:style-name="T24"> </text:span><text:span text:style-name="T3">э</text:span><text:span text:style-name="T24">то, </text:span><text:span text:style-name="T71">так её </text:span><text:span text:style-name="T3">разэтак</text:span><text:span text:style-name="T71">,</text:span><text:span text:style-name="T24"> магия!</text:span><text:span text:style-name="T58">»</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9">37 пни</text:span></text:p>
      <text:p text:style-name="P68">24пн</text:p>
      <text:p text:style-name="P68">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69">302 пони</text:span><text:span text:style-name="T30">.</text:span></text:p>
      <text:p text:style-name="P50"><text:span text:style-name="T69">250 пони</text:span><text:span text:style-name="T30">.</text:span></text:p>
      <text:p text:style-name="P50"><text:soft-page-break/><text:span text:style-name="T69">125 поней</text:span><text:span text:style-name="T30">.</text:span></text:p>
      <text:p text:style-name="P50"><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7">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6">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6">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2">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0">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6">Макс! Я </text:span><text:span text:style-name="T28">— </text:span><text:span text:style-name="T26">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6">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70">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70">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6">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6">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6">—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6">—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6">—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7">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6">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6">—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70">трид</text:span><text:span text:style-name="T1">цать лет, если его сменят через </text:span><text:span text:style-name="T70">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text:soft-page-break/>–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0">«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text:soft-page-break/>–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6">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soft-page-break/>…</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18"/>
      <text:p text:style-name="P42">~~~~~</text:p>
      <text:p text:style-name="P18">&lt;<text:span text:style-name="T27">Макс и ко появляются на Терре со сдвигом по времени (как и Кимеринн)?</text:span>&gt;</text:p>
      <text:p text:style-name="P8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6" text:outline-level="3">Воскресение</text:h>
      <text:p text:style-name="P47">&lt;<text:span text:style-name="T82">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0">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6" text:outline-level="3">Вторник</text:h>
      <text:p text:style-name="P3">&lt;<text:span text:style-name="T6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3"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6">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7">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20">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3">Я ПОНЯЛ, КТО ТЫ!!! КАК </text:span><text:span text:style-name="T84">ЖЕ </text:span><text:span text:style-name="T83">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2">.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9">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9">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text:span><text:soft-page-break/><text:span text:style-name="T32">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3"> точнее, дерево схожих миров Эквуса </text:span><text:span text:style-name="T60">—</text:span><text:span text:style-name="T53"> создали брони. Разумеется, стержнем им послужил именно сериал, но каждый фанфик </text:span><text:span text:style-name="T60">—</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3">– Наконец-то я вижу свет в конце тоннеля! Как это не пришло мне в голову! Ты всё отлично увязал! Всё сходится! Более того </text:span><text:span text:style-name="T60">—</text:span><text:span text:style-name="T53"> Анакорн заговорщически подмигнул мне </text:span><text:span text:style-name="T60">—</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й эквестрийской реальности</text:span><text:span text:style-name="T53">!</text:span></text:p>
      <text:p text:style-name="P101">Я подозрительно посмотрел на Анакорна.</text:p>
      <text:p text:style-name="P100"><text:span text:style-name="T17">– </text:span><text:span text:style-name="T53">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2">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6">–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2">Хочу, чтобы ты </text:span><text:span text:style-name="T33">делал мне почесушки</text:span><text:span text:style-name="T32">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6">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0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2T19:21:43.022157377</dc:date>
    <meta:editing-duration>P135DT5H6M33S</meta:editing-duration>
    <meta:editing-cycles>8209</meta:editing-cycles>
    <meta:generator>LibreOffice/5.1.6.2$Linux_X86_64 LibreOffice_project/10m0$Build-2</meta:generator>
    <meta:document-statistic meta:table-count="0" meta:image-count="0" meta:object-count="0" meta:page-count="208" meta:paragraph-count="4415" meta:word-count="92426" meta:character-count="611937" meta:non-whitespace-character-count="519614"/>
  </office:meta>
</office:document-meta>
</file>